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Objective</text:span>: Develop and contribute my skills and experience to
achieve organizational mission objectives.</text:p><text:p text:style-name="rststyle-textbody"><text:span text:style-name="rststyle-emphasis">Full Stack Developer</text:span> with an entrepreneurial spirit streak</text:p><text:p text:style-name="rststyle-textbody">Desire to: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 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://westurner.github.com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From pandas/CONTRIBUTING.md :</text:p><text:p text:style-name="rststyle-lineblock2">ENH: Enhancement, new functionality</text:p><text:p text:style-name="rststyle-lineblock2">BUG: Bug fix</text:p><text:p text:style-name="rststyle-lineblock2">DOC: Additions/updates to documentation</text:p><text:p text:style-name="rststyle-lineblock2">TST: Additions/updates to tests</text:p><text:p text:style-name="rststyle-lineblock2">BLD: Updates to the build process/scripts</text:p><text:p text:style-name="rststyle-lineblock2">PERF: Performance improvement</text:p><text:p text:style-name="rststyle-lineblock2">CLN: Code cleanup</text:p><text:p text:style-name="rststyle-deflist-term-1">Python</text:p><text:p text:style-name="rststyle-lineblock1">Mailing List Feedback</text:p><text:p text:style-name="rststyle-lineblock1">Patch to random.shuffle (rejected by rhettinger)</text:p><text:p text:style-name="rststyle-lineblock1">http://reddit.com/r/python</text:p><text:p text:style-name="rststyle-deflist-term-1">Pandas</text:p><text:p text:style-name="rststyle-lineblock1">ENH: Linked Data</text:p><text:p text:style-name="rststyle-lineblock1">PERF/TST: generators in dataframe.from_records</text:p><text:p text:style-name="rststyle-deflist-term-1">Pyramid</text:p><text:p text:style-name="rststyle-lineblock1">DOC: Update quick_tour.rst: Typo: with -&gt; which</text:p><text:p text:style-name="rststyle-deflist-term-1">Pip</text:p><text:p text:style-name="rststyle-lineblock1">site:github.com/pypa/pip westurner</text:p><text:p text:style-name="rststyle-lineblock1">SECURITY: Signature research</text:p><text:p text:style-name="rststyle-deflist-term-1">scipy-lectures</text:p><text:p text:style-name="rststyle-lineblock1">DOC: Showing the effects of rounding</text:p><text:p text:style-name="rststyle-deflist-term-1">scientific-python-lectures</text:p><text:p text:style-name="rststyle-lineblock1">DOC: Updated Lecture-4-Matplotlib.ipynb: Syntax, FFMpeg workaround, clarification</text:p><text:p text:style-name="rststyle-deflist-term-1">Statsmodels</text:p><text:p text:style-name="rststyle-lineblock1">DOC: Wikipedia page for Statsmodels (deleted)</text:p><text:p text:style-name="rststyle-deflist-term-1">Turses</text:p><text:p text:style-name="rststyle-lineblock1">ENH: Add mouse scroll wheel support</text:p><text:p text:style-name="rststyle-lineblock1">PERF: Inverted configuration keybindings to make reverse lookups faster</text:p><text:p text:style-name="rststyle-deflist-term-1">Tinkerer</text:p><text:p text:style-name="rststyle-lineblock1">ENH: Added WAI-ARIA roles to templates</text:p><text:p text:style-name="rststyle-deflist-term-1">Initializr-bootstrap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Sphinx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ReadTheDocs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sphinxjp.themes.basicstrap</text:p><text:p text:style-name="rststyle-lineblock1">ENH: Added WAI-ARIA roles to templates and optional navbar-fixed-top setting</text:p><text:p text:style-name="rststyle-deflist-term-1">Salt</text:p><text:p text:style-name="rststyle-lineblock1">DOC: dockerio module: docs syntax and formatting</text:p><text:p text:style-name="rststyle-deflist-term-1">IPython nbviewer</text:p><text:p text:style-name="rststyle-lineblock1">ENH: Redirect github blob URLs to raw.github URLs</text:p><text:p text:style-name="rststyle-deflist-term-1">IPython-beautifulsoup</text:p><text:p text:style-name="rststyle-lineblock1">SECURITY: XSS: JS/CSS Injection</text:p><text:p text:style-name="rststyle-deflist-term-1">version_information</text:p><text:p text:style-name="rststyle-lineblock1">SECURITY: XSS: Escape JSON, HTML, and LaTeX strings</text:p><text:p text:style-name="rststyle-lineblock1">ENH: Added check for pkg_resources version and extended __doc__</text:p><text:p text:style-name="rststyle-deflist-term-1">Bento</text:p><text:p text:style-name="rststyle-lineblock1">DOC: refs to big-o cheatsheet, rosetta code</text:p><text:p text:style-name="rststyle-deflist-term-1">Python-mode</text:p><text:p text:style-name="rststyle-lineblock1">DOC: Updated README.rst</text:p></text:section><text:section text:name="Section34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 Go, Java, Javascript, Python, and Ruby</text:p></text:section><text:section text:name="Section35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text:p text:style-name="rststyle-lineblock1">+1-402-522-6937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04-09T17:53:27</meta:creation-date>
    <dc:creator>wturner</dc:creator>
    <dc:date>2014-04-09T17:53:27</dc:date>
    <dc:language>en-US</dc:language>
    <meta:editing-cycles>1</meta:editing-cycles>
    <meta:editing-duration>PT00M01S</meta:editing-duration>
    <dc:title>[no title]</dc:title>
  </office:meta>
</office:document-meta>
</file>